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ssionManager.appendContextFragment( String contextName , String path , DocumentFragment frag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SessionManager.terminateSession( boolean fo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ession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SessionManager.streamContextFragment( String contextName , String path , XMLConsumer consum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SessionManager.removeContextFragment( String contextName ,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essionManager.mergeContextFragment( String contextName , String path , DocumentFragment frag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faultSessionManager.getContextFragment( String contextName , String 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SessionManager.importNode( Node profile , Node delta , boolean preserv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efaultSession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ssionManager.setContextFragment( String contextName , String path , DocumentFragment frag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SessionManager.getSession( boolean createFl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ssion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ssionManager.createSes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